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5pt" fo:font-weight="bold" officeooo:rsid="0013a74d" officeooo:paragraph-rsid="0013a74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byssinica SIL" fo:font-size="12pt" officeooo:rsid="0013a74d" officeooo:paragraph-rsid="0013a74d" style:font-size-asian="12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byssinica SIL" fo:font-size="12pt" fo:letter-spacing="normal" fo:font-style="normal" fo:font-weight="normal" officeooo:paragraph-rsid="0013a74d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byssinica SIL" fo:font-size="15pt" fo:letter-spacing="normal" fo:font-style="normal" fo:font-weight="bold" officeooo:rsid="0013a74d" officeooo:paragraph-rsid="0013a74d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byssinica SIL" fo:font-size="10.5pt" fo:letter-spacing="normal" fo:font-style="normal" fo:font-weight="normal" officeooo:rsid="0013a74d" officeooo:paragraph-rsid="0013a74d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variant="normal" fo:text-transform="none" fo:color="#000000" style:font-name="Abyssinica SIL" fo:font-size="12pt" fo:letter-spacing="normal" fo:font-style="normal" fo:font-weight="normal" officeooo:paragraph-rsid="0013a74d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Roboto" fo:letter-spacing="normal" fo:font-style="normal" fo:font-weight="normal" officeooo:paragraph-rsid="0013a74d"/>
    </style:style>
    <style:style style:name="P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byssinica SIL" fo:font-size="12pt" fo:letter-spacing="normal" fo:font-style="normal" fo:font-weight="normal" officeooo:paragraph-rsid="0013a74d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byssinica SIL" fo:letter-spacing="normal" fo:font-style="normal" fo:font-weight="normal" officeooo:paragraph-rsid="0013a74d"/>
    </style:style>
    <style:style style:name="T1" style:family="text">
      <style:text-properties officeooo:rsid="0013a74d"/>
    </style:style>
    <style:style style:name="T2" style:family="text">
      <style:text-properties style:text-line-through-style="none" style:text-line-through-type="none" fo:font-size="10.5pt" style:text-underline-style="none" officeooo:rsid="0013a74d" style:text-blinking="false"/>
    </style:style>
    <style:style style:name="T3" style:family="text">
      <style:text-properties style:text-line-through-style="none" style:text-line-through-type="none" style:text-underline-style="none" style:text-blinking="false"/>
    </style:style>
    <style:style style:name="T4" style:family="text">
      <style:text-properties style:text-line-through-style="none" style:text-line-through-type="none" style:text-underline-style="none" officeooo:rsid="0013a74d" style:text-blinking="false"/>
    </style:style>
    <style:style style:name="T5" style:family="text">
      <style:text-properties fo:font-size="10.5pt" officeooo:rsid="0013a74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ARAT PENGAJUAN PENSIUN</text:p>
      <text:p text:style-name="P2"/>
      <text:p text:style-name="P6"><text:span text:style-name="T1">1. Permohonan Pensiun</text:span></text:p>
      <text:p text:style-name="P3"/>
      <text:p text:style-name="P3"><text:span text:style-name="T4">2. Data Perorangan Calon Penerima Pensiun (DPCP)</text:span></text:p>
      <text:p text:style-name="P8">Daftar Riwayat Pekerjaan</text:p>
      <text:p text:style-name="P9"><text:span text:style-name="T1">3. </text:span>Surat Keterangan Tidak pernah dijatuhi hukuman disiplin tingkat berat dalam 1 (satu) tahun terakhir</text:p>
      <text:p text:style-name="P9"><text:span text:style-name="T1">4. </text:span>Daftar Riwayat Keluarga</text:p>
      <text:p text:style-name="P9"><text:span text:style-name="T1">5. </text:span>Foto Copy NIP Baru</text:p>
      <text:p text:style-name="P9"><text:span text:style-name="T1">6. </text:span>SKP 2 (dua) tahun terakhir</text:p>
      <text:p text:style-name="P9"><text:span text:style-name="T1">7. </text:span>Foto copy SK Pengangkatan Pertama (Pegawai Bulanan, Calon PNS, Peninjauan Masa Kerja Bila ada</text:p>
      <text:p text:style-name="P9"><text:span text:style-name="T1">8. </text:span>Foto copy Pengangkatan PNS</text:p>
      <text:p text:style-name="P9"><text:span text:style-name="T1">9. </text:span>Foto copy pangkat terakhir</text:p>
      <text:p text:style-name="P9"><text:span text:style-name="T1">10. </text:span>Foto copy kenaikan gaji berkala terakhir</text:p>
      <text:p text:style-name="P9"><text:span text:style-name="T1">11. </text:span>Foto copy kartu pegawai</text:p>
      <text:p text:style-name="P9"><text:span text:style-name="T1">12. </text:span>Foto copy Surat nikah</text:p>
      <text:p text:style-name="P9"><text:span text:style-name="T1">13. </text:span>Foto copy Kartu keluarga (KK)</text:p>
      <text:p text:style-name="P9"><text:span text:style-name="T1">14. </text:span>Foto copy Akta Kelahiran anak yang masih menjadi tanggungan</text:p>
      <text:p text:style-name="P9"><text:span text:style-name="T1">15. </text:span>Pas Poto hitam putih terbaru ukuran 3x4 cm 6 Lembar</text:p>
      <text:p text:style-name="P9"/>
      <text:p text:style-name="P4">SYARAT PENGAJUAN PENSIUN</text:p>
      <text:p text:style-name="P5"/>
      <text:p text:style-name="P7"><text:span text:style-name="T5">a. Surat pengantar dari Sekolah</text:span></text:p>
      <text:p text:style-name="P7"><text:span text:style-name="T5">b. </text:span>Surat Permohonan</text:p>
      <text:p text:style-name="P7"><text:span text:style-name="T1">c. </text:span>Surat bersedia melepas/lolos dari sekolah yang akan ditinggalkan, dilampiri tabel kelebihan dan kekurangan guru</text:p>
      <text:p text:style-name="P7"><text:span text:style-name="T4">d. </text:span><text:span text:style-name="T3">Surat bersedia menerima/butuh dari sekolah yang dituju ditabel kelebihan dan kekurangan guru</text:span></text:p>
      <text:p text:style-name="P7"><text:span text:style-name="T4">e. </text:span>SK Pangkat terakhir</text:p>
      <text:p text:style-name="P7"><text:span text:style-name="T1">f. </text:span>Foto sertivikat pendidik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1:32:49.444232934</meta:creation-date>
    <dc:date>2019-06-21T21:41:21.507649660</dc:date>
    <meta:editing-duration>PT8M33S</meta:editing-duration>
    <meta:editing-cycles>1</meta:editing-cycles>
    <meta:document-statistic meta:table-count="0" meta:image-count="0" meta:object-count="0" meta:page-count="1" meta:paragraph-count="24" meta:word-count="162" meta:character-count="1028" meta:non-whitespace-character-count="890"/>
    <meta:generator>LibreOffice/5.1.6.2$Linux_X86_64 LibreOffice_project/10m0$Build-2</meta:generator>
  </office:meta>
</office:document-meta>
</file>